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Expand.expand( String query , Searcher syns , Analyzer a , String field , float boo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ynExpand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